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0.276cm" fo:min-width="4.25cm" fo:padding-top="0.375cm" fo:padding-bottom="0.375cm" fo:padding-left="0.5cm" fo:padding-right="0.5cm" loext:decorative="false"/>
    </style:style>
    <style:style style:name="gr2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5.735cm" fo:min-width="9.98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5cm" svg:stroke-color="#168253" draw:marker-start="" draw:marker-start-width="0.91cm" draw:marker-start-center="false" draw:marker-end="" draw:marker-end-width="0.91cm" draw:marker-end-center="false" svg:stroke-linecap="round" draw:fill="solid" draw:fill-color="#dee6ef" draw:textarea-horizontal-align="justify" draw:textarea-vertical-align="middle" draw:auto-grow-height="false" fo:min-height="6.78cm" fo:min-width="7.275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168253" draw:marker-start-width="0.95cm" draw:marker-end-width="0.95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375cm" fo:padding-bottom="0.375cm" fo:padding-left="0.5cm" fo:padding-right="0.5cm" draw:shadow="hidden" loext:decorative="false"/>
    </style:style>
    <style:style style:name="gr5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draw:shadow="hidden" loext:decorative="false"/>
    </style:style>
    <style:style style:name="gr6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draw:shadow="hidden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168253" draw:opacity="10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 draw:fill-color="#ffffff"/>
      <style:paragraph-properties fo:margin-top="0.42cm" fo:margin-bottom="0.35cm"/>
      <style:text-properties fo:font-size="28pt" style:font-size-asian="10pt" style:font-size-complex="10pt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cm" svg:height="2.05cm" svg:x="11.1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Simple" draw:style-name="gr2" draw:text-style-name="P3" draw:layer="layout" svg:width="10.509cm" svg:height="6.02cm" svg:x="17.847cm" svg:y="7.98cm">
          <text:p text:style-name="P2"><text:span text:style-name="T1">ID doc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Database" draw:style-name="gr3" draw:text-style-name="P4" draw:layer="layout" svg:width="8.244cm" svg:height="12cm" svg:x="1.568cm" svg:y="5.0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path draw:style-name="gr4" draw:text-style-name="P5" draw:layer="layout" svg:width="8.618cm" svg:height="1.686cm" svg:x="1.381cm" svg:y="14.052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381cm" svg:y="12.553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38cm" svg:y="11.053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381cm" svg:y="9.55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38cm" svg:y="8.055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line draw:style-name="gr5" draw:text-style-name="P6" draw:layer="layout" svg:x1="5.877cm" svg:y1="14.426cm" svg:x2="7.376cm" svg:y2="15.925cm">
          <text:p/>
        </draw:line>
        <draw:line draw:style-name="gr5" draw:text-style-name="P6" draw:layer="layout" svg:x1="7.376cm" svg:y1="15.925cm" svg:x2="8.875cm" svg:y2="12.927cm">
          <text:p/>
        </draw:line>
        <draw:line draw:style-name="gr6" draw:text-style-name="P6" draw:layer="layout" svg:x1="5.877cm" svg:y1="14.426cm" svg:x2="7.376cm" svg:y2="15.925cm">
          <text:p/>
        </draw:line>
        <draw:line draw:style-name="gr6" draw:text-style-name="P6" draw:layer="layout" svg:x1="7.376cm" svg:y1="15.925cm" svg:x2="8.875cm" svg:y2="12.927cm">
          <text:p/>
        </draw:line>
        <draw:frame draw:style-name="gr7" draw:text-style-name="P8" draw:layer="layout" svg:width="5.5cm" svg:height="2.453cm" svg:x="2.95cm" svg:y="5.994cm">
          <draw:text-box>
            <text:p text:style-name="P7"><text:span text:style-name="T2">document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3H22M53S</meta:editing-duration>
    <meta:editing-cycles>10</meta:editing-cycles>
    <meta:generator>LibreOffice/25.2.7.2$Windows_X86_64 LibreOffice_project/5cbfd1ab6520636bb5f7b99185aa69bd7456825d</meta:generator>
    <dc:date>2026-01-03T13:24:29.413258400</dc:date>
    <meta:document-statistic meta:object-count="13"/>
  </office:meta>
</office:document-meta>
</file>